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size="14pt" fo:font-weight="bold"/>
    </style:style>
    <style:style style:name="T4" style:family="text">
      <style:text-properties style:font-name="Comic Sans MS" fo:font-size="14pt"/>
    </style:style>
    <style:style style:name="T5" style:family="text">
      <style:text-properties fo:color="#660066" style:font-name="Verdana1" fo:font-size="13.5pt"/>
    </style:style>
    <style:style style:name="T6" style:family="text">
      <style:text-properties fo:color="#660066" style:font-name="Verdana1" fo:font-size="18pt"/>
    </style:style>
    <style:style style:name="T7" style:family="text">
      <style:text-properties fo:color="#660066" style:font-name="Verdana1" fo:font-size="10.5pt"/>
    </style:style>
    <style:style style:name="T8" style:family="text">
      <style:text-properties fo:color="#006666" style:font-name="Verdana1"/>
    </style:style>
    <style:style style:name="T9" style:family="text">
      <style:text-properties fo:color="#006666" style:font-name="Verdana1" fo:font-weight="bold"/>
    </style:style>
    <style:style style:name="T10" style:family="text">
      <style:text-properties fo:color="#006666"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Beef Vegetable Noodle Soup</text:span><text:line-break/>Crystal Miller<text:line-break/><text:line-break/><text:line-break/>2 to 3 #’s boneless beef, cut into small pieces<text:line-break/>1 onion<text:line-break/>2 T. olive oil<text:line-break/>Vegetables – You can use whatever vegetables you have or enjoy. This can be a great way to use garden produce or clean out the fridge.<text:line-break/>~~Carrots, sliced (I use about 2 cups)<text:line-break/>~~Celery, sliced<text:line-break/>~~Mushrooms<text:line-break/>~~Cabbage, ½ to ¾ of a head of chopped cabbage (I use cabbage for this soup all the time)<text:line-break/>Seasonings- salt, pepper, Spike, seasoning salt, broth, etc.., added according to taste<text:line-break/>Water, approx. 1 ½ gallons<text:line-break/>Macaroni noodles, about 3 cups, I use whole wheat noodles whenever possible<text:line-break/>1 or 2-15oz. Cans diced tomatoes<text:line-break/><text:line-break/>Brown meat and onion in oil. Add water and seasonings and simmer for about 1 to 2 hours or until meat is tender and cooked. </text:p>
      <text:p text:style-name="Standard"/>
      <text:p text:style-name="Standard">Add veggies and cook until they are soft. Add noodles and tomatoes and cook for another 10 to 12 minutes. </text:p>
      <text:p text:style-name="Standard"/>
      <text:p text:style-name="Standard">Adjust seasonings to taste and serve with cornbread or fresh baked brea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6:52:51.97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" meta:word-count="169" meta:character-count="937"/>
  </office:meta>
</office:document-meta>
</file>